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style:font-face style:name="Lucida Grande" svg:font-family="'Lucida Grande'"/>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fo:color="#000000" style:font-name="Times" fo:font-size="12pt"/>
    </style:style>
    <style:style style:name="P3" style:family="paragraph" style:parent-style-name="Standard">
      <style:paragraph-properties style:line-height-at-least="0.494cm"/>
      <style:text-properties fo:color="#000000" style:font-name="Times" fo:font-size="12pt" fo:background-color="#ffffff"/>
    </style:style>
    <style:style style:name="P4" style:family="paragraph" style:parent-style-name="Standard">
      <style:text-properties style:font-name="Times" fo:font-size="12pt"/>
    </style:style>
    <style:style style:name="P5" style:family="paragraph" style:parent-style-name="Standard">
      <style:text-properties style:font-name="Times" fo:font-size="12pt" officeooo:rsid="00118a17" officeooo:paragraph-rsid="00118a17"/>
    </style:style>
    <style:style style:name="P6" style:family="paragraph" style:parent-style-name="Standard">
      <style:text-properties fo:color="#000000" style:font-name="Liberation Serif" fo:font-size="12pt"/>
    </style:style>
    <style:style style:name="P7" style:family="paragraph" style:parent-style-name="Standard">
      <style:text-properties fo:color="#000000" style:font-name="Liberation Serif" fo:font-size="12pt" fo:font-weight="bold" fo:background-color="transparent"/>
    </style:style>
    <style:style style:name="P8" style:family="paragraph" style:parent-style-name="Standard">
      <style:paragraph-properties fo:text-align="center" style:justify-single-word="false"/>
      <style:text-properties fo:color="#000000" style:font-name="Liberation Serif" fo:font-size="12pt"/>
    </style:style>
    <style:style style:name="P9" style:family="paragraph" style:parent-style-name="Standard">
      <style:text-properties fo:color="#000000" style:font-name="Liberation Serif" fo:font-size="12pt" fo:letter-spacing="normal" fo:background-color="#ffffff"/>
    </style:style>
    <style:style style:name="P10" style:family="paragraph" style:parent-style-name="Standard">
      <style:text-properties fo:color="#222222" style:font-name="Liberation Serif" fo:font-size="12pt" fo:font-weight="bold" fo:background-color="transparent" style:font-size-asian="12pt" style:font-weight-asian="bold" style:font-size-complex="12pt" style:font-weight-complex="bold"/>
    </style:style>
    <style:style style:name="P11" style:family="paragraph" style:parent-style-name="Standard">
      <style:text-properties fo:color="#222222" style:font-name="Liberation Serif" fo:font-size="12pt" fo:background-color="transparent" style:font-size-asian="12pt" style:font-size-complex="12pt"/>
    </style:style>
    <style:style style:name="P12" style:family="paragraph" style:parent-style-name="Standard">
      <style:text-properties style:font-name="Liberation Serif" fo:font-size="12pt"/>
    </style:style>
    <style:style style:name="P13" style:family="paragraph" style:parent-style-name="Standard">
      <style:text-properties style:font-name="Liberation Serif" fo:font-size="12pt" fo:background-color="#ffffff"/>
    </style:style>
    <style:style style:name="P14" style:family="paragraph" style:parent-style-name="Standard">
      <style:text-properties style:font-name="Liberation Serif" fo:font-size="12pt" fo:background-color="#ffffff" style:font-size-asian="12pt" style:font-size-complex="12pt"/>
    </style:style>
    <style:style style:name="P15" style:family="paragraph" style:parent-style-name="Standard">
      <style:text-properties style:font-name="Liberation Serif" fo:font-size="12pt" style:text-underline-style="solid" style:text-underline-width="auto" style:text-underline-color="font-color"/>
    </style:style>
    <style:style style:name="P16" style:family="paragraph" style:parent-style-name="Standard">
      <style:text-properties style:font-name="Liberation Serif" fo:font-size="12pt" style:text-underline-style="solid" style:text-underline-width="auto" style:text-underline-color="font-color" fo:font-weight="bold"/>
    </style:style>
    <style:style style:name="P17"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18"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fo:background-color="#ffff00"/>
    </style:style>
    <style:style style:name="P19" style:family="paragraph" style:parent-style-name="Standard">
      <style:text-properties style:font-name="Liberation Serif" fo:font-size="12pt" style:text-underline-style="solid" style:text-underline-width="auto" style:text-underline-color="font-color" fo:background-color="#ffff00"/>
    </style:style>
    <style:style style:name="P20" style:family="paragraph" style:parent-style-name="Standard">
      <style:text-properties style:font-name="Liberation Serif" fo:font-size="12pt" fo:font-style="italic" style:text-underline-style="solid" style:text-underline-width="auto" style:text-underline-color="font-color" fo:font-weight="bold" fo:background-color="#ffff00"/>
    </style:style>
    <style:style style:name="P21" style:family="paragraph" style:parent-style-name="Standard">
      <style:text-properties style:font-name="Liberation Serif" fo:font-size="12pt" fo:background-color="#ffff00"/>
    </style:style>
    <style:style style:name="P22" style:family="paragraph" style:parent-style-name="Standard">
      <style:text-properties style:font-name="Liberation Serif" fo:font-size="12pt" fo:font-weight="bold"/>
    </style:style>
    <style:style style:name="P23" style:family="paragraph" style:parent-style-name="Standard">
      <style:text-properties style:font-name="Liberation Serif" fo:font-size="12pt" fo:font-weight="bold" fo:background-color="#ffffff"/>
    </style:style>
    <style:style style:name="P24" style:family="paragraph" style:parent-style-name="Standard">
      <style:text-properties style:font-name="Liberation Serif" fo:font-size="12pt" fo:font-weight="bold" officeooo:paragraph-rsid="00117401" fo:background-color="#ffffff"/>
    </style:style>
    <style:style style:name="P25" style:family="paragraph" style:parent-style-name="Standard">
      <style:paragraph-properties fo:text-align="center" style:justify-single-word="false"/>
      <style:text-properties style:font-name="Liberation Serif" fo:font-size="12pt" fo:font-weight="bold"/>
    </style:style>
    <style:style style:name="P26" style:family="paragraph" style:parent-style-name="Standard">
      <style:text-properties style:font-name="Liberation Serif" fo:font-size="12pt" fo:font-weight="bold" fo:background-color="transparent" style:font-size-asian="12pt" style:font-weight-asian="bold" style:font-size-complex="12pt" style:font-weight-complex="bold"/>
    </style:style>
    <style:style style:name="P27" style:family="paragraph" style:parent-style-name="Standard">
      <style:text-properties style:font-name="Liberation Serif" fo:font-size="12pt" fo:font-weight="bold" officeooo:paragraph-rsid="000d4306" fo:background-color="transparent" style:font-size-asian="12pt" style:font-weight-asian="bold" style:font-size-complex="12pt" style:font-weight-complex="bold"/>
    </style:style>
    <style:style style:name="P28" style:family="paragraph" style:parent-style-name="Standard">
      <style:text-properties style:font-name="Liberation Serif" fo:font-size="12pt" fo:font-weight="bold" officeooo:paragraph-rsid="00117401"/>
    </style:style>
    <style:style style:name="P29" style:family="paragraph" style:parent-style-name="Standard">
      <style:text-properties style:font-name="Liberation Serif" fo:font-size="12pt" fo:font-weight="bold" style:font-weight-asian="bold" style:font-weight-complex="bold"/>
    </style:style>
    <style:style style:name="P30" style:family="paragraph" style:parent-style-name="Standard">
      <style:text-properties style:font-name="Liberation Serif" fo:font-size="12pt" style:text-underline-style="none" fo:font-weight="normal" style:font-weight-asian="normal" style:font-weight-complex="normal"/>
    </style:style>
    <style:style style:name="P31" style:family="paragraph" style:parent-style-name="Standard">
      <style:text-properties style:font-name="Liberation Serif" fo:font-size="12pt" style:text-underline-style="none" fo:font-weight="normal" officeooo:rsid="0010a6e7" officeooo:paragraph-rsid="0010a6e7" style:font-weight-asian="normal" style:font-weight-complex="normal"/>
    </style:style>
    <style:style style:name="P32" style:family="paragraph" style:parent-style-name="Standard">
      <style:text-properties style:font-name="Liberation Serif" fo:font-size="12pt" fo:background-color="transparent" style:font-size-asian="12pt" style:font-size-complex="12pt"/>
    </style:style>
    <style:style style:name="P33" style:family="paragraph" style:parent-style-name="Standard">
      <style:text-properties style:font-name="Liberation Serif" fo:font-size="12pt" officeooo:paragraph-rsid="000eb170"/>
    </style:style>
    <style:style style:name="P34" style:family="paragraph" style:parent-style-name="Standard">
      <style:text-properties style:font-name="Liberation Serif" fo:font-size="12pt" officeooo:paragraph-rsid="00117401"/>
    </style:style>
    <style:style style:name="P35" style:family="paragraph" style:parent-style-name="Standard">
      <style:text-properties style:font-name="Liberation Serif" fo:font-size="12pt" officeooo:paragraph-rsid="00118a17"/>
    </style:style>
    <style:style style:name="P36" style:family="paragraph" style:parent-style-name="Standard">
      <style:paragraph-properties fo:text-align="center" style:justify-single-word="false"/>
      <style:text-properties style:font-name="Liberation Serif" fo:font-size="14pt" fo:font-weight="bold"/>
    </style:style>
    <style:style style:name="P37" style:family="paragraph" style:parent-style-name="Standard">
      <style:paragraph-properties fo:text-align="center" style:justify-single-word="false"/>
      <style:text-properties style:font-name="Liberation Serif" fo:font-size="14pt"/>
    </style:style>
    <style:style style:name="P38"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4pt" style:font-size-complex="14pt"/>
    </style:style>
    <style:style style:name="P39" style:family="paragraph" style:parent-style-name="Standard">
      <style:paragraph-properties fo:text-align="center" style:justify-single-word="false"/>
      <style:text-properties style:font-name="Liberation Serif" fo:font-size="16pt" fo:font-weight="bold" style:font-size-asian="16pt" style:font-size-complex="16pt"/>
    </style:style>
    <style:style style:name="P40" style:family="paragraph" style:parent-style-name="Standard">
      <style:text-properties fo:color="#008080" style:font-name="Liberation Serif" fo:font-size="12pt"/>
    </style:style>
    <style:style style:name="P41" style:family="paragraph" style:parent-style-name="Standard">
      <style:text-properties officeooo:paragraph-rsid="000d4306"/>
    </style:style>
    <style:style style:name="P4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43"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44"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45"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style>
    <style:style style:name="P46" style:family="paragraph" style:parent-style-name="Standard">
      <style:paragraph-properties fo:margin-top="0.423cm" fo:margin-bottom="0.212cm" loext:contextual-spacing="false" fo:text-align="center" style:justify-single-word="false">
        <style:tab-stops>
          <style:tab-stop style:position="0cm"/>
        </style:tab-stops>
      </style:paragraph-properties>
      <style:text-properties style:font-name="Liberation Serif" fo:font-size="14pt" fo:font-weight="bold"/>
    </style:style>
    <style:style style:name="P47" style:family="paragraph" style:parent-style-name="Standard">
      <style:paragraph-properties fo:margin-top="0.423cm" fo:margin-bottom="0.212cm" loext:contextual-spacing="false" fo:text-align="center" style:justify-single-word="false" fo:break-before="page">
        <style:tab-stops>
          <style:tab-stop style:position="0cm"/>
        </style:tab-stops>
      </style:paragraph-properties>
      <style:text-properties style:font-name="Liberation Serif" fo:font-size="14pt" fo:font-weight="bold"/>
    </style:style>
    <style:style style:name="P48"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style:style>
    <style:style style:name="P49" style:family="paragraph" style:parent-style-name="Standard">
      <style:paragraph-properties fo:break-before="page"/>
      <style:text-properties style:font-name="Liberation Serif" fo:font-size="12pt" fo:font-weight="bold"/>
    </style:style>
    <style:style style:name="P50" style:family="paragraph" style:parent-style-name="Standard">
      <style:paragraph-properties fo:text-align="center" style:justify-single-word="false" fo:break-before="page"/>
      <style:text-properties style:font-name="Liberation Serif" fo:font-size="14pt" fo:font-weight="bold"/>
    </style:style>
    <style:style style:name="P51" style:family="paragraph" style:parent-style-name="Standard">
      <style:paragraph-properties fo:text-align="center" style:justify-single-word="false" fo:break-before="page"/>
      <style:text-properties style:font-name="Liberation Serif" fo:font-size="16pt" fo:font-weight="bold" fo:background-color="transparent" style:font-size-asian="16pt" style:font-weight-asian="bold" style:font-size-complex="16pt" style:font-weight-complex="bold"/>
    </style:style>
    <style:style style:name="P52"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53" style:family="paragraph" style:parent-style-name="Standard">
      <style:paragraph-properties fo:margin-left="1.376cm" fo:margin-right="0cm" fo:text-indent="0cm" style:auto-text-indent="false"/>
      <style:text-properties style:font-name="Liberation Serif"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401"/>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style:text-underline-style="solid" style:text-underline-width="auto" style:text-underline-color="font-color" officeooo:rsid="00117401"/>
    </style:style>
    <style:style style:name="T7" style:family="text">
      <style:text-properties fo:font-style="italic"/>
    </style:style>
    <style:style style:name="T8" style:family="text">
      <style:text-properties fo:letter-spacing="normal"/>
    </style:style>
    <style:style style:name="T9" style:family="text">
      <style:text-properties fo:color="#0000e9" style:font-name="Liberation Serif" fo:letter-spacing="normal" style:text-underline-style="solid" style:text-underline-width="auto" style:text-underline-color="font-color"/>
    </style:style>
    <style:style style:name="T10" style:family="text">
      <style:text-properties fo:background-color="#ffffff" loext:char-shading-value="0"/>
    </style:style>
    <style:style style:name="T11" style:family="text">
      <style:text-properties fo:color="#222222"/>
    </style:style>
    <style:style style:name="T12" style:family="text">
      <style:text-properties fo:color="#222222" style:text-underline-style="solid" style:text-underline-width="auto" style:text-underline-color="font-color"/>
    </style:style>
    <style:style style:name="T13" style:family="text">
      <style:text-properties fo:color="#000000"/>
    </style:style>
    <style:style style:name="T14" style:family="text">
      <style:text-properties fo:color="#000000" fo:font-weight="bold" fo:background-color="transparent" loext:char-shading-value="0"/>
    </style:style>
    <style:style style:name="T15" style:family="text">
      <style:text-properties fo:color="#000000" fo:font-weight="bold" officeooo:rsid="00117401" fo:background-color="transparent" loext:char-shading-value="0"/>
    </style:style>
    <style:style style:name="T16" style:family="text">
      <style:text-properties style:text-underline-style="none"/>
    </style:style>
    <style:style style:name="T17" style:family="text">
      <style:text-properties style:font-name="Liberation Serif"/>
    </style:style>
    <style:style style:name="T18" style:family="text">
      <style:text-properties style:font-name="Liberation Serif" style:text-underline-style="none" fo:font-weight="normal" style:font-weight-asian="normal" style:font-weight-complex="normal"/>
    </style:style>
    <style:style style:name="T19" style:family="text">
      <style:text-properties style:font-name="Liberation Serif" style:text-underline-style="none" fo:font-weight="normal" officeooo:rsid="000d4306" style:font-weight-asian="normal" style:font-weight-complex="normal"/>
    </style:style>
    <style:style style:name="T20" style:family="text">
      <style:text-properties style:font-name="Liberation Serif" style:text-underline-style="none" fo:font-weight="normal" officeooo:rsid="000eb170" style:font-weight-asian="normal" style:font-weight-complex="normal"/>
    </style:style>
    <style:style style:name="T21" style:family="text">
      <style:text-properties style:font-name="Liberation Serif" fo:letter-spacing="normal"/>
    </style:style>
    <style:style style:name="T22" style:family="text">
      <style:text-properties style:font-name="Liberation Serif" fo:font-style="italic"/>
    </style:style>
    <style:style style:name="T23" style:family="text">
      <style:text-properties style:font-name="Liberation Serif" fo:font-size="12pt"/>
    </style:style>
    <style:style style:name="T24"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25" style:family="text">
      <style:text-properties style:font-name="Liberation Serif" fo:font-size="12pt" fo:font-weight="bold" officeooo:rsid="000d4306" fo:background-color="transparent" loext:char-shading-value="0" style:font-size-asian="12pt" style:font-weight-asian="bold" style:font-size-complex="12pt" style:font-weight-complex="bold"/>
    </style:style>
    <style:style style:name="T26" style:family="text">
      <style:text-properties style:font-name="Liberation Serif" fo:font-size="12pt" style:text-underline-style="solid" style:text-underline-width="auto" style:text-underline-color="font-color" fo:font-weight="bold" fo:background-color="#ffff00" loext:char-shading-value="0"/>
    </style:style>
    <style:style style:name="T27" style:family="text">
      <style:text-properties style:font-name="Liberation Serif" fo:font-size="12pt" style:text-underline-style="solid" style:text-underline-width="auto" style:text-underline-color="font-color" fo:font-weight="bold" officeooo:rsid="000eb170" fo:background-color="#ffff00" loext:char-shading-value="0"/>
    </style:style>
    <style:style style:name="T28" style:family="text">
      <style:text-properties style:font-name="Liberation Serif" officeooo:rsid="00117401"/>
    </style:style>
    <style:style style:name="T29" style:family="text">
      <style:text-properties style:font-name="Liberation Serif" officeooo:rsid="00118a17"/>
    </style:style>
    <style:style style:name="T30" style:family="text">
      <style:text-properties fo:background-color="transparent" loext:char-shading-value="0"/>
    </style:style>
    <style:style style:name="T31" style:family="text">
      <style:text-properties officeooo:rsid="000eb170"/>
    </style:style>
    <style:style style:name="T32" style:family="text">
      <style:text-properties fo:font-size="16pt" style:font-size-asian="16pt" style:font-size-complex="16pt"/>
    </style:style>
    <style:style style:name="T33" style:family="text">
      <style:text-properties fo:font-size="16pt" officeooo:rsid="000eb170" style:font-size-asian="16pt" style:font-size-complex="16pt"/>
    </style:style>
    <style:style style:name="T34" style:family="text">
      <style:text-properties fo:font-size="14pt" style:font-size-asian="14pt" style:font-size-complex="14pt"/>
    </style:style>
    <style:style style:name="T35" style:family="text">
      <style:text-properties officeooo:rsid="00117401"/>
    </style:style>
    <style:style style:name="T36" style:family="text">
      <style:text-properties fo:color="#000080" fo:language="zxx" fo:country="none" style:text-underline-style="solid" style:text-underline-width="auto" style:text-underline-color="font-color" style:language-asian="zxx" style:country-asian="none"/>
    </style:style>
    <style:style style:name="T37" style:family="text">
      <style:text-properties fo:color="#000080" fo:language="zxx" fo:country="none" style:text-underline-style="solid" style:text-underline-width="auto" style:text-underline-color="font-color" fo:font-weight="bold" style:language-asian="zxx" style:country-asian="none" style:font-weight-asian="bold" style:font-weight-complex="bold"/>
    </style:style>
    <style:style style:name="T38"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39" style:family="text">
      <style:text-properties officeooo:rsid="00118a17"/>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3">S</text:span><text:span text:style-name="T32">ummary of work completed for Assignment 2 Introduction to IT, Class A Group 8 </text:span></text:p>
      <text:p text:style-name="P39">“The Transistor Team”</text:p>
      <text:p text:style-name="P39"/>
      <text:p text:style-name="P12">Team members: Daniel Mammone, Harley Tuleja, Liam Hackett, MaryJane Amos, Steven Flanigan.</text:p>
      <text:p text:style-name="P12"/>
      <text:p text:style-name="P17"><text:span text:style-name="T34">Introduction</text:span>.</text:p>
      <text:p text:style-name="P12"/>
      <text:p text:style-name="P1"><text:span text:style-name="T17">Contained within this report is the required information for assignment 2 with external links to our group website(</text:span><text:a xlink:type="simple" xlink:href="https://harleytee.github.io/IntroToITASS2/" text:style-name="Internet_20_link" text:visited-style-name="Visited_20_Internet_20_Link"><text:span text:style-name="T17">https://harleytee.github.io/IntroToITASS2/</text:span></text:a><text:span text:style-name="T17">) which contains links to our personal websites.</text:span></text:p>
      <text:p text:style-name="P12"/>
      <text:p text:style-name="P12">The report will be set out in sections each addressing the following criteria:</text:p>
      <text:list xml:id="list2897928443" text:style-name="L1">
        <text:list-item>
          <text:p text:style-name="P42">Team Profile which includes Team name and summarised personal information, a more in depth look into individual team members profiles can be found through our team website.</text:p>
        </text:list-item>
        <text:list-item>
          <text:p text:style-name="P42">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42">Four separate essays written by different members of the group covering Autonomous Vehicles, Cloud Computing, Machine Learning and Robotics.</text:p>
        </text:list-item>
        <text:list-item>
          <text:p text:style-name="P42">A write up from an interview with a professional in the IT sector.</text:p>
        </text:list-item>
        <text:list-item>
          <text:p text:style-name="P42">A summary of our groups project idea with a detailed timeline of how we plan to achieve this.</text:p>
        </text:list-item>
        <text:list-item>
          <text:p text:style-name="P42">A reflection of how well our group worked together, including what could be improved and what we did well along side individual reflections.</text:p>
        </text:list-item>
      </text:list>
      <text:p text:style-name="P12">The report will be set out in this PDF document to aid in the uploading and marking process required by RMIT.</text:p>
      <text:p text:style-name="P12"/>
      <text:p text:style-name="P12"/>
      <text:p text:style-name="P17"/>
      <text:p text:style-name="P48">Team Profile</text:p>
      <text:p text:style-name="P17"/>
      <text:p text:style-name="P1"><text:span text:style-name="T17">Our team of 5 comes from varied backgrounds with varied experience in Information Technology(IT) you can find our profile </text:span><text:a xlink:type="simple" xlink:href="https://harleytee.github.io/IntroToITASS2/" text:style-name="Internet_20_link" text:visited-style-name="Visited_20_Internet_20_Link"><text:span text:style-name="T17">here</text:span></text:a><text:span text:style-name="T17">. We decided on the name “The Transistor Team” </text:span><text:span text:style-name="T28">as there are many transistors in the IT world and it is phonetically coherent.</text:span><text:span text:style-name="T17"> </text:span></text:p>
      <text:p text:style-name="P5"><text:span text:style-name="T17">All the visuals for our tests are included in our personal websites attached to our profiles.</text:span></text:p>
      <text:p text:style-name="P12"/>
      <text:p text:style-name="P29"><text:span text:style-name="T4">Daniel Mammone - </text:span><text:span text:style-name="T6">S3817613</text:span></text:p>
      <text:p text:style-name="P34"><text:a xlink:type="simple" xlink:href="mailto:S3817613@student.rmit.edu.au" office:target-frame-name="_blank" xlink:show="new" text:style-name="ListLabel_20_1" text:visited-style-name="ListLabel_20_1"><text:span text:style-name="T37">S3817613@student.rmit.edu.au</text:span></text:a><text:span text:style-name="T4"> </text:span></text:p>
      <text:p text:style-name="P20">ABOUT ME---TO DO(Brief 50 words or less)</text:p>
      <text:p text:style-name="P19">Preferred learning style-Tactile/Kinesthetic </text:p>
      <text:p text:style-name="P19">Myers-Briggs - INTJ</text:p>
      <text:p text:style-name="P21">Big Five personality test:</text:p>
      <text:p text:style-name="P12"><text:s/></text:p>
      <text:p text:style-name="P12"/>
      <text:p text:style-name="P22">Harley Tuleja – <text:span text:style-name="T35">S3812513</text:span></text:p>
      <text:p text:style-name="P28"><text:a xlink:type="simple" xlink:href="mailto:S3812513@student.rmit.edu.au" office:target-frame-name="_blank" xlink:show="new" text:style-name="ListLabel_20_1" text:visited-style-name="ListLabel_20_1"><text:span text:style-name="T36">S3812513@student.rmit.edu.au</text:span></text:a> </text:p>
      <text:p text:style-name="P1"><text:span text:style-name="T18">I am a new father with a keen interest in IT, Mountain Sports and computer games. I live in Launceston Tasmania and have </text:span><text:span text:style-name="T20">travelled</text:span><text:span text:style-name="T18"> the world, my personal personal profile is </text:span><text:a xlink:type="simple" xlink:href="https://harleytee.github.io/Harley-T-Profile/" text:style-name="Internet_20_link" text:visited-style-name="Visited_20_Internet_20_Link">here</text:a><text:span text:style-name="T18"> and within that website you will find </text:span><text:span text:style-name="T19">out </text:span><text:span text:style-name="T18">more about me. </text:span></text:p>
      <text:p text:style-name="P30">Myers-Briggs – INFP-T The Mediator </text:p>
      <text:p text:style-name="P31"><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33">Learning Style(Creativity) – 59.96(average = 63.3<text:span text:style-name="T31">)</text:span></text:p>
      <text:p text:style-name="P33"><text:s/></text:p>
      <text:p text:style-name="P23">Liam Hackett - <text:span text:style-name="T35">S3574031</text:span></text:p>
      <text:p text:style-name="P24"><text:a xlink:type="simple" xlink:href="mailto:S3574031@student.rmit.edu.au" office:target-frame-name="_blank" xlink:show="new" text:style-name="ListLabel_20_1" text:visited-style-name="ListLabel_20_1"><text:span text:style-name="T36">S3574031@student.rmit.edu.au</text:span></text:a> </text:p>
      <text:p text:style-name="P3"><text:span text:style-name="T21">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9">https://liamblair87.github.io/</text:span></text:a></text:p>
      <text:p text:style-name="P13">Myers-Briggs - ISFP Introvert(3%) Sensing(9%) Feeling(19%) Perceiving(25%) </text:p>
      <text:p text:style-name="P13">Creativity Test - Learning Style(Creativity) – 57.38 (Typical = 63.3)</text:p>
      <text:p text:style-name="P12"><text:span text:style-name="T10">Learning Style Test - </text:span><text:s/>Mind - 43%/57% <text:span text:style-name="T35">Extroverted</text:span>/Introverted.</text:p>
      <text:p text:style-name="P12">Energy - 67%/33% Intuitive/Observant</text:p>
      <text:p text:style-name="P12">Nature - 39%/61% Thinking/Feeling</text:p>
      <text:p text:style-name="P12">Tactics - 43%/57% Judging/Prospecting</text:p>
      <text:p text:style-name="P12">Identity - 29%/71% Assertive/Turbulent</text:p>
      <text:p text:style-name="P12"/>
      <text:p text:style-name="P12"><text:span text:style-name="T1">Mary-Jane Amos - </text:span><text:span text:style-name="T3">S3817195</text:span></text:p>
      <text:p text:style-name="P28"><text:a xlink:type="simple" xlink:href="mailto:S3817195@student.rmit.edu.au" office:target-frame-name="_blank" xlink:show="new" text:style-name="ListLabel_20_1" text:visited-style-name="ListLabel_20_1"><text:span text:style-name="T36">S3817195@student.rmit.edu.au</text:span></text:a> </text:p>
      <text:p text:style-name="P1"><text:span text:style-name="T17">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7">here</text:span></text:a><text:span text:style-name="T17"> and this team. <text:s/></text:span></text:p>
      <text:p text:style-name="P35">Myers-Briggs – INFJ-T</text:p>
      <text:p text:style-name="P35"><text:s/>71% introverted, 62% Intuitive, 53% feeling, 75% Judging 57% Turbulent</text:p>
      <text:p text:style-name="P12">Learning Style: Auditory 35%, Visual 35% Tactile 30%</text:p>
      <text:p text:style-name="P12"/>
      <text:p text:style-name="P12"/>
      <text:p text:style-name="P12"/>
      <text:p text:style-name="P12"><text:span text:style-name="T14"/></text:p>
      <text:p text:style-name="P12"><text:soft-page-break/><text:span text:style-name="T14">Steven Flanigan - </text:span><text:span text:style-name="T15">S3819610</text:span></text:p>
      <text:p text:style-name="P34"><text:a xlink:type="simple" xlink:href="mailto:S3819610@student.rmit.edu.au" text:style-name="ListLabel_20_1" text:visited-style-name="ListLabel_20_1"><text:span text:style-name="T38">S3819610@student.rmit.edu.au</text:span></text:a></text:p>
      <text:p text:style-name="P7"/>
      <text:p text:style-name="P1"><text:span text:style-name="T17">I am from Wagga Wagga NSW with a keen interest in programming as it is one of my hobbies. My other h</text:span><text:span text:style-name="T28">o</text:span><text:span text:style-name="T17">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7">here</text:span></text:a><text:span text:style-name="T17">.</text:span></text:p>
      <text:p text:style-name="P12">Myers-Briggs ESTJ</text:p>
      <text:p text:style-name="P12">Learning Style: Auditory 40%, Visual 40%, Tactile 20%</text:p>
      <text:p text:style-name="P15">Personality Traits(OCEAN TEST): Openness 100%, </text:p>
      <text:p text:style-name="P12">Conscientiousness 87.5%,</text:p>
      <text:p text:style-name="P12">Extroversion 31%, </text:p>
      <text:p text:style-name="P12">Agreeableness 87.5% </text:p>
      <text:p text:style-name="P12">Neuroticism 6%</text:p>
      <text:p text:style-name="P12"/>
      <text:p text:style-name="P12"/>
      <text:p text:style-name="P12"><text:span text:style-name="T1">Summary</text:span>:</text:p>
      <text:p text:style-name="P1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12">Our learning styles varied between visual, audio, and tactile, with the majority of us having a tactile approach to learning, which in the IT industry is a good trait to have.</text:p>
      <text:p text:style-name="P12">In our separate tests we completed, we noticed that we shared a common trait of diligence in our work. Which within IT is important as small errors in your work can lead to hours of debugging. </text:p>
      <text:p text:style-name="P12">To sum up our group dynamic, we are varied with certain similarities and through out this project we have worked very well together setting goals and attaining them in a timely manner.</text:p>
      <text:p text:style-name="P17"/>
      <text:p text:style-name="P17"/>
      <text:p text:style-name="P52">Industry Data</text:p>
      <text:p text:style-name="P12"/>
      <text:p text:style-name="P12">This chart displays the ‘top titles' within the information technology sector as of March 24th 2017.<text:line-break/></text:p>
      <text:p text:style-name="P12">The titles that our group have mentioned to be their ideal roles include the following: <text:line-break/>Senior Software Engineer<text:span text:style-name="T39"> – </text:span>Harley Tuleja<text:line-break/>C++ Engineer - <text:s/>Steven Flanigan<text:line-break/>Mobile App Developer <text:s/>- Liam Hackett<text:line-break/>Network Architect<text:span text:style-name="T39"> – </text:span>Daniel Mammone<text:line-break/>Scientiﬁc Programmer - <text:s/>MaryJane Amos <text:line-break/></text:p>
      <text:p text:style-name="P12">Senior Software Engineer was the sixteenth most prevalent role according to the Labour Insight Data with a total of 371 job postings.<text:line-break/></text:p>
      <text:p text:style-name="P12">C++ Engineer was not on the top list of roles in the chart as it is a speciﬁc role and program. Software engineers however were on this list and ranked 11th with 539 job listings with that title. <text:line-break/>Mobile App Developer as a speci<text:span text:style-name="T39">fi</text:span>c role was not on the list however there were several mentions of developer positions throughout the list. They included Net, java, Senior Net, Senior Java, Web, Full stack, Software, senior front end, php and general developer roles. <text:line-break/>Network Architect was not spe<text:span text:style-name="T39">cifi</text:span>ed on the chart by Labour insight however the number one most sort after role was ‘solutions architect’ it had 987 roles for that title, the ninth most sort after role was Network engineering which had 666 roles being o<text:span text:style-name="T39">ff</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12"/>
      <text:p text:style-name="P22">General Skills</text:p>
      <text:p text:style-name="P12"/>
      <text:p text:style-name="P12">This chart displays the ‘Skills in Greatest Demand (Baseline Skills)' within the information technology sector as of Mar. 01, 2017<text:span text:style-name="T39"> – </text:span>Feb. 28, 2018.</text:p>
      <text:p text:style-name="P12">General skills required include (Skill set)<text:span text:style-name="T39">:</text:span>- Communication Skills, verbal and written<text:line-break/><text:tab/><text:tab/><text:tab/><text:tab/><text:tab/><text:tab/>- Problem solving skills (debugging and forming <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12"><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ext:soft-page-break/>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12">The three highest ranked general skills which are not in our required skill set are:</text:p>
      <text:p text:style-name="P12">Organisational Skills with 15,844 jobs<text:line-break/>Writing with 15,590 jobs<text:line-break/>Planning with 11,471 jobs</text:p>
      <text:p text:style-name="P12"><text:s/></text:p>
      <text:p text:style-name="P22">IT Specific Skills.</text:p>
      <text:p text:style-name="P12"/>
      <text:p text:style-name="P12"/>
      <text:p text:style-name="P12">The chart above displays the ‘Skills in Greatest Demand (Specialised Skills)' within the information technology sector as of Dec. 24, 2017<text:span text:style-name="T39"> – </text:span>Mar. 23, 2018.<text:line-break/></text:p>
      <text:p text:style-name="P1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1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12">SQL with 3,750 job listings <text:line-break/>JavaScript with 2,946 job listings <text:line-break/>JAVA with 2,860 jobs<text:line-break/></text:p>
      <text:p text:style-name="P38">Reflection</text:p>
      <text:p text:style-name="P12"><text:soft-page-break/></text:p>
      <text:p text:style-name="P12">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2"/>
      <text:p text:style-name="P1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Standard"><text:span text:style-name="T16">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5"><text:line-break/></text:span></text:p>
      <text:p text:style-name="P1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12"/>
      <text:p text:style-name="P1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12"/>
      <text:p text:style-name="Standard"><text:span text:style-name="T26">Need some reflections from </text:span><text:span text:style-name="T27">daniel</text:span></text:p>
      <text:p text:style-name="P17"/>
      <text:p text:style-name="P17"/>
      <text:p text:style-name="P52">IT TOOLS</text:p>
      <text:p text:style-name="P17"/>
      <text:p text:style-name="P36">AUTONOMOUS VEHICLES -Daniel. M</text:p>
      <text:p text:style-name="P8"/>
      <text:p text:style-name="P6">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11">)</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12"/>
      <text:p text:style-name="P6">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12"/>
      <text:p text:style-name="P1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12"/>
      <text:p text:style-name="P1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12"><text:soft-page-break/></text:p>
      <text:p text:style-name="P1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12"/>
      <text:p text:style-name="P1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12"/>
      <text:p text:style-name="P22">References for autonomous vehicles</text:p>
      <text:p text:style-name="P12"/>
      <text:p text:style-name="P1"><text:span text:style-name="T17">[1]</text:span><text:a xlink:type="simple" xlink:href="https://en.wikipedia.org/wiki/Self-driving_car" text:style-name="Internet_20_link" text:visited-style-name="Visited_20_Internet_20_Link"><text:span text:style-name="T17">https://en.wikipedia.org/wiki/Self-driving_car</text:span></text:a><text:span text:style-name="T17"> <text:tab/></text:span></text:p>
      <text:p text:style-name="P1"><text:span text:style-name="T17">[2]</text:span><text:a xlink:type="simple" xlink:href="https://www.nytimes.com/2019/07/17/business/self-driving-autonomous-cars.html" text:style-name="Internet_20_link" text:visited-style-name="Visited_20_Internet_20_Link"><text:span text:style-name="T17">https://www.nytimes.com/2019/07/17/business/self-driving-autonomous-cars.html</text:span></text:a><text:span text:style-name="T17"> </text:span></text:p>
      <text:p text:style-name="P1"><text:span text:style-name="T17">[3]</text:span><text:a xlink:type="simple" xlink:href="https://www.cnbc.com/2016/09/16/future-of-farming-driverless-tractors-ag-robots.html" text:style-name="Internet_20_link" text:visited-style-name="Visited_20_Internet_20_Link"><text:span text:style-name="T17">https://www.cnbc.com/2016/09/16/future-of-farming-driverless-tractors-ag-robots.html</text:span></text:a><text:span text:style-name="T17"> </text:span></text:p>
      <text:p text:style-name="P1"><text:span text:style-name="T17">[4]</text:span><text:a xlink:type="simple" xlink:href="https://www.itnews.com.au/news/driverless-buses-trialled-on-sydneys-busiest-routes-by-2022-518815" text:style-name="Internet_20_link" text:visited-style-name="Visited_20_Internet_20_Link"><text:span text:style-name="T17">https://www.itnews.com.au/news/driverless-buses-trialled-on-sydneys-busiest-routes-by-2022-518815</text:span></text:a><text:span text:style-name="T17"> </text:span></text:p>
      <text:p text:style-name="P12"/>
      <text:p text:style-name="P12"/>
      <text:p text:style-name="P12"/>
      <text:p text:style-name="P12"/>
      <text:p text:style-name="P12"/>
      <text:p text:style-name="P46"/>
      <text:p text:style-name="P47">CLOUD COMPUTING – Steven. F</text:p>
      <text:p text:style-name="P1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2">There are many different service models for cloud computing and they are as follows:</text:p>
      <text:list xml:id="list1236975590" text:style-name="L2">
        <text:list-item>
          <text:p text:style-name="P43">Infrastructure as a service</text:p>
        </text:list-item>
        <text:list-item>
          <text:p text:style-name="P43">Platform as a service</text:p>
        </text:list-item>
        <text:list-item>
          <text:p text:style-name="P43">Software as a service</text:p>
        </text:list-item>
        <text:list-item>
          <text:p text:style-name="P43">Mobile “back-end” as a service [2]</text:p>
        </text:list-item>
      </text:list>
      <text:p text:style-name="P1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1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1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1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1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1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2"/>
      <text:p text:style-name="P22">References for cloud computing</text:p>
      <text:p text:style-name="P6">[1] <text:span text:style-name="T8">What is cloud computing?</text:span></text:p>
      <text:p text:style-name="P40"><text:span text:style-name="T8">https://www.ibm.com/au-en/cloud/learn/cloud-computing</text:span><text:span text:style-name="T13"> </text:span></text:p>
      <text:p text:style-name="P6">[2] <text:span text:style-name="T8">Cloud computing</text:span></text:p>
      <text:p text:style-name="P40"><text:span text:style-name="T8">https://en.wikipedia.org/wiki/Cloud_computing#Service_models</text:span><text:span text:style-name="T13"> </text:span></text:p>
      <text:p text:style-name="P6">[3] <text:span text:style-name="T8">Google Stadia</text:span></text:p>
      <text:p text:style-name="P40"><text:span text:style-name="T8">https://en.wikipedia.org/wiki/Google_Stadia</text:span><text:span text:style-name="T13"> </text:span></text:p>
      <text:p text:style-name="P37"><text:soft-page-break/><text:span text:style-name="T1">MACHINE LEARNING – Mary-Jane. A</text:span></text:p>
      <text:p text:style-name="P12"/>
      <text:p text:style-name="P12">Machine Learning Machine learning in essence is the scientiﬁc method of data analysis by computers. It refers to the collection, identification and interpretations of meaningful patterns in data sets without explicit pre-programming. Most dictionaries <text:span text:style-name="T39">define</text:span>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text:span text:style-name="T39">definition</text:spa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text:span text:style-name="T39">xed</text:span> program written for a function to take place then there is no adaptability of the program to its users. The program would be unable to improve its outcomes based on experiences. Most programs are used by <text:span text:style-name="T39">different</text:span>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1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1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text:soft-page-break/>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12"/>
      <text:p text:style-name="P12"><text:span text:style-name="T1">References</text:span> <text:span text:style-name="T1">for Machine Learning</text:span></text:p>
      <text:p text:style-name="P12">[1]"Introduction to Machine Learning", Datascienceassn.org. [Online]. Available: http:// www.datascienceassn.org/sites/default/files/ Introduction%20to%20Machine%20Learning.pdf. [Accessed: 01- Oct- 2019]. </text:p>
      <text:p text:style-name="P12">[2]"Machine learning: the power and promise of computers that learn by example", Royalsociety.org, 2017. [Online]. Available: https://royalsociety.org/~/media/ policy/projects/machine-learning/publications/machine-learning-report.pdf. [Accessed: 01- Oct- 2019]. </text:p>
      <text:p text:style-name="P12">[3]"Welcome to Machine Learning! - Introduction | Coursera", Coursera. [Online]. Available: https://www.coursera.org/lecture/machine-learning/welcome-to-machine-learning-zcAuT. [Accessed: 01- Oct- 2019]. </text:p>
      <text:p text:style-name="P12">[4]H. Daumé III, "A Course in Machine Learning", Ciml.info, 2012. [Online]. Available: http:// <text:soft-page-break/>ciml.info/dl/v0_8/ciml-v0_8-all.pdf. [Accessed: 01- Oct- 2019]. </text:p>
      <text:p text:style-name="P12">[5]S. Shalev-Shwartz and S. Ben-David, "UNDERSTANDING MACHINE LEARNING From Theory to Algorithms", 2014. [Online]. Available: https://www.cs.huji.ac.il/~shais/ UnderstandingMachineLearning/understanding-machine-learning-theory-algorithms.pdf. [Accessed: 02- Oct- 2019]. </text:p>
      <text:p text:style-name="P12"/>
      <text:p text:style-name="P37"/>
      <text:p text:style-name="P36"/>
      <text:p text:style-name="P50">ROBOTS - <text:s/>Harley. T</text:p>
      <text:p text:style-name="P37"/>
      <text:p text:style-name="P1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1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1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12"/>
      <text:p text:style-name="P12">Robotics has enabled humans to:</text:p>
      <text:list xml:id="list3491541578" text:style-name="L3">
        <text:list-item>
          <text:p text:style-name="P44">Send robots into space to explore other the other planets in our solar system. [2]</text:p>
        </text:list-item>
        <text:list-item>
          <text:p text:style-name="P45"><text:span text:style-name="T23">Streamline manufacturing processes by utilising robots to perform repetitive tasks that would be unable to be completed by humans.[3]</text:span></text:p>
        </text:list-item>
        <text:list-item>
          <text:p text:style-name="P44">Entertain themselves with completely customised battle bots fighting for glory[4] to high speed, high adrenaline drone racing.[5]</text:p>
        </text:list-item>
        <text:list-item>
          <text:p text:style-name="P44">Create autonomous robots to even further revolutionise many industries.[6]</text:p>
        </text:list-item>
        <text:list-item>
          <text:p text:style-name="P44">Teach and encourage youth to enter the STEM fields.[7][8][9]</text:p>
        </text:list-item>
        <text:list-item>
          <text:p text:style-name="P44">Regain control of their lives through robotic prosthetic limbs allowing previously disabled people to have relative autonomy.[10]</text:p>
        </text:list-item>
        <text:list-item>
          <text:p text:style-name="P44">Allow humans do perform superhuman feats of strength, endurance and speed. Further more allowing us to create and innovate in new directions.[11][12]</text:p>
        </text:list-item>
      </text:list>
      <text:p text:style-name="P53"/>
      <text:p text:style-name="P1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1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1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text:soft-page-break/>power grid so much and could be deployed into remote areas or third world countries that don’t have reliable power grids.</text:p>
      <text:p text:style-name="P12"/>
      <text:p text:style-name="P1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1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1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12"/>
      <text:p text:style-name="P1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1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12"/>
      <text:p text:style-name="P12"/>
      <text:p text:style-name="P22"/>
      <text:p text:style-name="P49">References for robots:</text:p>
      <text:p text:style-name="P2"><text:a xlink:type="simple" xlink:href="https://www.merriam-webster.com/dictionary/robot" text:style-name="Internet_20_link" text:visited-style-name="Visited_20_Internet_20_Link"><text:span text:style-name="T17">[</text:span></text:a><text:span text:style-name="T17">1]Merriam-webster.com. (2019). </text:span><text:span text:style-name="T22">Definition of ROBOT</text:span><text:span text:style-name="T17">. [online] Available at: https://www.merriam-webster.com/dictionary/robot [Accessed 3 Oct. 2019]. </text:span></text:p>
      <text:p text:style-name="P6">[2] Griecius, T. (2018). <text:span text:style-name="T7">Mars Science Laboratory - Curiosity Rover</text:span>. [online] NASA. Available at: https://www.nasa.gov/mission_pages/msl/index.html [Accessed 3 Oct. 2019]. </text:p>
      <text:p text:style-name="P6">[3] KUKA AG. (2019). <text:span text:style-name="T7">Industrial robots | KUKA AG</text:span>. [online] Available at: https://www.kuka.com/en-us/products/robotics-systems/industrial-robots/ [Accessed 3 Oct. 2019]. </text:p>
      <text:p text:style-name="P6">[4] Battlebots.com. (2018). <text:span text:style-name="T7">BattleBots</text:span>. [online] Available at: https://battlebots.com/ [Accessed 3 Oct. 2019]. </text:p>
      <text:p text:style-name="P6">[5] The Drone Racing League. (2019). <text:span text:style-name="T7">The Drone Racing League - The Drone Racing League</text:span>. [online] Available at: https://thedroneracingleague.com/ [Accessed 3 Oct. 2019]. </text:p>
      <text:p text:style-name="P6">[6] Bostondynamics.com. (2019). <text:span text:style-name="T7">Boston Dynamics | Boston Dynamics</text:span>. [online] Available at: https://www.bostondynamics.com/ [Accessed 3 Oct. 2019]. <text:s/></text:p>
      <text:p text:style-name="P6">[7] Modrobotics.com. (2019). <text:span text:style-name="T7">Educational Robots | Modular Robotics</text:span>. [online] Available at: https://www.modrobotics.com/education/ [Accessed 3 Oct. 2019]. </text:p>
      <text:p text:style-name="P6">[8]The Guardian. (2015). <text:span text:style-name="T7">How to teach … robotics</text:span>. [online] Available at: https://www.theguardian.com/teacher-network/2015/aug/24/how-to-teach-robotics [Accessed 3 Oct. 2019]. </text:p>
      <text:p text:style-name="P6">[9]KiwiCo. (2019). <text:span text:style-name="T7">Gifts for young scientists, artists and makers</text:span>. [online] Available at: https://www.kiwico.com/ [Accessed 3 Oct. 2019]. </text:p>
      <text:p text:style-name="P6">[10]Cott, E. (2015). <text:span text:style-name="T7">Prosthetic Limbs, Controlled by Thought</text:span>. [online] Nytimes.com. Available at: https://www.nytimes.com/2015/05/21/technology/a-bionic-approach-to-prosthetics-controlled-by-thought.html [Accessed 3 Oct. 2019]. </text:p>
      <text:p text:style-name="P6">[11]Ashley, S. (2017). <text:span text:style-name="T7">Robotic exoskeletons are changing lives in surprising ways</text:span>. [online] NBC News. Available at: https://www.nbcnews.com/mach/innovation/robotic-exoskeletons-are-changing-lives-surprising-ways-n722676 [Accessed 3 Oct. 2019]. </text:p>
      <text:p text:style-name="P6">[12]Association, R. (2019). <text:span text:style-name="T7">Exoskeleton Robots | RIA Service Robots</text:span>. [online] Robotics Online. Available at: https://www.robotics.org/service-robots/exoskeleton-robots [Accessed 3 Oct. 2019]. </text:p>
      <text:p text:style-name="P6">[13]Irobot.com.au. (2019). <text:span text:style-name="T7">iRobot: Vacuum, Mop, &amp; Lawn Mower</text:span>. [online] Available at: https://www.irobot.com.au/ [Accessed 3 Oct. 2019]. </text:p>
      <text:p text:style-name="P6">[14]Waggle TV (2013). <text:span text:style-name="T7">Roomba Cats: Compilation</text:span>. [video] Available at: https://www.youtube.com/watch?v=mk4XB2wZqF4 [Accessed 3 Oct. 2019]. </text:p>
      <text:p text:style-name="P6">[15]Groovepacker.com. (2019). <text:span text:style-name="T7">The Cost of Shipping Errors</text:span>. [online] Available at: https://groovepacker.com/articles/cost-shipping-errors [Accessed 3 Oct. 2019]. </text:p>
      <text:p text:style-name="P6">[16]Captain-robot.com. (2019). <text:span text:style-name="T7">Captain Robot</text:span>. [online] Available at: http://captain-robot.com/ [Accessed 3 Oct. 2019]. </text:p>
      <text:p text:style-name="P6">[17]Musk, E. (2014). <text:span text:style-name="T7">All Our Patent Are Belong To You</text:span>. [online] Tesla.com. Available at: https://www.tesla.com/en_AU/blog/all-our-patent-are-belong-you?redirect=no [Accessed 3 Oct. 2019]. </text:p>
      <text:p text:style-name="P6">[18]Duhigg, C. and Lohr, S. (2012). <text:span text:style-name="T7">In Technology Wars, Using the Patent as a Sword</text:span>. [online] Nytimes.com. Available at: https://www.nytimes.com/2012/10/08/technology/patent-wars-among-tech-giants-can-stifle-competition.html [Accessed 3 Oct. 2019]. </text:p>
      <text:p text:style-name="P6">[19]Harvey, C. (2017). <text:span text:style-name="T7">35 Top Open Source Companies</text:span>. [online] Datamation.com. Available at: https://www.datamation.com/open-source/35-top-open-source-companies-1.html [Accessed 3 Oct. 2019]. </text:p>
      <text:p text:style-name="P6">[20]Langridge, M. and Edwards, L. (2019). <text:span text:style-name="T7">Future batteries, coming soon: Charge in seconds, last months and power over the air</text:span>. [online] Pocket-lint. Available at: https://www.pocket-lint.com/gadgets/news/130380-future-batteries-coming-soon-charge-in-seconds-last-months-and-power-over-the-air [Accessed 3 Oct. 2019]. </text:p>
      <text:p text:style-name="P6">[21]Ishara, D., Dharmasena, G., Deane, J., Ravi, S. and Silva, P. (2018). <text:span text:style-name="T7">Nature of Power </text:span><text:soft-page-break/><text:span text:style-name="T7">Generation and Output Optimization Criteria for Triboelectric Nanogenerators</text:span>. [online] https://onlinelibrary.wiley.com. Available at: https://onlinelibrary.wiley.com/doi/full/10.1002/aenm.201802190 [Accessed 3 Oct. 2019]. </text:p>
      <text:p text:style-name="P6">[22]Feuilherade, P. (2017). <text:span text:style-name="T7">Robots to the rescue! | Robohub</text:span>. [online] Robohub.org. Available at: https://robohub.org/robots-to-the-rescue/ [Accessed 3 Oct. 2019]. </text:p>
      <text:p text:style-name="P6">[23]Anderson, H. (2019). <text:span text:style-name="T7">Nanobots - Uses in Medicine and Industry - Engineering and Drawbacks</text:span>. [online] MicroscopeMaster. Available at: https://www.microscopemaster.com/nanobots.html [Accessed 3 Oct. 2019]. </text:p>
      <text:p text:style-name="P12"/>
      <text:p text:style-name="P16"/>
      <text:p text:style-name="P51"><text:span text:style-name="T12">I.T. Professional Report</text:span></text:p>
      <text:p text:style-name="P32"/>
      <text:p text:style-name="P11"><text:span text:style-name="T2">Name</text:span> - Noemi</text:p>
      <text:p text:style-name="P32"/>
      <text:p text:style-name="P11"><text:span text:style-name="T2">Job</text:span> <text:span text:style-name="T2">title</text:span> - Senior Software Engineer</text:p>
      <text:p text:style-name="P32"/>
      <text:p text:style-name="P11"><text:span text:style-name="T2">What kind of work does the IT professional do?</text:span> </text:p>
      <text:p text:style-name="P11"/>
      <text:p text:style-name="P32"><text:span text:style-name="T11">I’m an engineer focused on development. I build desktop and mobile apps. Building both for iOS and Android services. I have also worked as a Tech Lead.</text:span></text:p>
      <text:p text:style-name="P32"><text:span text:style-name="T11"/></text:p>
      <text:p text:style-name="P10">What kinds of people does the IT professional interact with? Are they other IT professionals? Clients? Investors? The general public? </text:p>
      <text:p text:style-name="P11"/>
      <text:p text:style-name="P11">Depends on what your role is in IT. Business Analysts and Project Managers deal with the clients, users, etc. Whereas, Developers usually only with product owners, Project managers and Tech people. </text:p>
      <text:p text:style-name="P32"/>
      <text:p text:style-name="P11"><text:span text:style-name="T2">Where does the IT professional spend most of their time?</text:span> </text:p>
      <text:p text:style-name="P11"/>
      <text:p text:style-name="P11">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32"/>
      <text:p text:style-name="P11"><text:span text:style-name="T2">What aspect of their position is most challenging?</text:span> </text:p>
      <text:p text:style-name="P11"/>
      <text:p text:style-name="P11">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32"/>
      <text:p text:style-name="P26">What is a typical day for you?</text:p>
      <text:p text:style-name="P32"/>
      <text:p text:style-name="P32">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32"><text:line-break/><text:span text:style-name="T2">How did you get into IT?</text:span></text:p>
      <text:p text:style-name="P32"/>
      <text:p text:style-name="P32">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32"/>
      <text:p text:style-name="P27"/>
      <text:p text:style-name="P27"/>
      <text:p text:style-name="P27"><text:soft-page-break/></text:p>
      <text:p text:style-name="P41"><text:span text:style-name="T24">Why did you get into </text:span><text:span text:style-name="T25">IT</text:span><text:span text:style-name="T24">?</text:span></text:p>
      <text:p text:style-name="P32"/>
      <text:p text:style-name="P32">Because when I did the course, I was good at it, and my teacher encouraged me to pursue IT as a degree. </text:p>
      <text:p text:style-name="P32"/>
      <text:p text:style-name="P32"><text:span text:style-name="T2">Are you happy?</text:span><text:line-break/><text:line-break/>Yes, for the most part. It’s a job that I enjoy and an industry that I have been established in for a long time. It’s something that I have be involved since I was in high-school so it’s more like a way of life right now.<text:line-break/><text:line-break/><text:span text:style-name="T2">Are there any downsides to your role?</text:span><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32"/>
      <text:p text:style-name="P26">Do you have advice for someone looking to start in the IT field?</text:p>
      <text:p text:style-name="P32"/>
      <text:p text:style-name="P32">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32"/>
      <text:p text:style-name="P32"><text:span text:style-name="T2">Would you ever leave the industry?</text:span><text:line-break/></text:p>
      <text:p text:style-name="P32">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 </text:p>
      <text:p text:style-name="P32"/>
      <text:p text:style-name="P32"><text:s/>- Liam Hackett.</text:p>
      <text:p text:style-name="P32"/>
      <text:p text:style-name="P14"/>
      <text:p text:style-name="P13"/>
      <text:p text:style-name="P17"/>
      <text:p text:style-name="P52">REFLECTION</text:p>
      <text:p text:style-name="P12"/>
      <text:p text:style-name="P25">Daniel Mammone</text:p>
      <text:p text:style-name="P12"/>
      <text:p text:style-name="P1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12"/>
      <text:p text:style-name="P25">Harley Tuleja</text:p>
      <text:p text:style-name="P12"/>
      <text:p text:style-name="P1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12">I feel that time management could have been improved and bit, this may have been better managed by groups being organised earlier and having a group meeting at the start of the assignment and fleshing out a plan. </text:p>
      <text:p text:style-name="P1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12">I’ve not worked in groups in an educational role before but I have learned that each member is completely different in how they work. This is why it is important to work within your own strengths.</text:p>
      <text:p text:style-name="P12">I don’t believe that the Github log is an accurate representation of the amount of work people have put into the project as offline work does not count towards the git log.</text:p>
      <text:p text:style-name="P12"/>
      <text:p text:style-name="P25">Liam Hackett</text:p>
      <text:p text:style-name="P12"/>
      <text:p text:style-name="P1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12"><text:soft-page-break/><text:s/></text:p>
      <text:p text:style-name="P25">Mary Jane Amos</text:p>
      <text:p text:style-name="P12"/>
      <text:p text:style-name="P1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1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12"/>
      <text:p text:style-name="P1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12"/>
      <text:p text:style-name="P25">Steven Flanigan</text:p>
      <text:p text:style-name="P12"/>
      <text:p text:style-name="P1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12"/>
      <text:p text:style-name="P18"><text:span text:style-name="T30">Group Reflection </text:span></text:p>
      <text:p text:style-name="P13"/>
      <text:p text:style-name="P6"/>
      <text:p text:style-name="P9">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excel. We think our slight individual differences enabled us to use our strengths to the advantage of the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text:soft-page-break/>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style:font-face style:name="Lucida Grande" svg:font-family="'Lucida Grande'"/>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date>2019-10-13T12:45:15.791000000</dc:date>
    <meta:editing-duration>PT24M3S</meta:editing-duration>
    <meta:editing-cycles>1</meta:editing-cycles>
    <meta:document-statistic meta:table-count="0" meta:image-count="0" meta:object-count="0" meta:page-count="21" meta:paragraph-count="216" meta:word-count="9070" meta:character-count="56020" meta:non-whitespace-character-count="46925"/>
  </office:meta>
</office:document-meta>
</file>